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" svg:font-family="'Arial Unicode M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PingFang SC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PingFang SC1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6.858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 fo:padding-left="0.127cm" fo:padding-right="0.127cm"/>
      <style:paragraph-properties style:writing-mode="lr-tb"/>
    </style:style>
    <style:style style:name="gr5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696cm" fo:min-width="4.4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3.683cm"/>
      <style:paragraph-properties style:writing-mode="lr-tb"/>
    </style:style>
    <style:style style:name="gr7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417cm" fo:min-width="5.139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.421cm" fo:min-width="5.554cm"/>
    </style:style>
    <style:style style:name="gr9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667cm" fo:min-width="5.304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677cm" fo:min-width="5.834cm"/>
    </style:style>
    <style:style style:name="gr11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671cm" fo:min-width="5.08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674cm" fo:min-width="5.557cm"/>
    </style:style>
    <style:style style:name="gr13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026cm" fo:min-width="5.751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2.028cm" fo:min-width="6.203cm"/>
    </style:style>
    <style:style style:name="gr15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417cm" fo:min-width="5.08cm"/>
      <style:paragraph-properties style:writing-mode="lr-tb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2.418cm" fo:min-width="5.588cm"/>
    </style:style>
    <style:style style:name="gr17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29cm" fo:min-width="5.08cm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2.29cm" fo:min-width="5.588cm"/>
    </style:style>
    <style:style style:name="gr19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163cm" fo:min-width="5.08cm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2.163cm" fo:min-width="5.588cm"/>
    </style:style>
    <style:style style:name="gr21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163cm" fo:min-width="5.08cm"/>
      <style:paragraph-properties style:writing-mode="lr-tb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.27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4pt" style:font-size-complex="14pt"/>
    </style:style>
    <style:style style:name="P3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text-align="center" style:writing-mode="lr-tb"/>
      <style:text-properties fo:font-size="14pt" style:font-size-asian="18pt" style:font-size-complex="18pt"/>
    </style:style>
    <style:style style:name="P9" style:family="paragraph">
      <loext:graphic-properties draw:fill="solid" draw:fill-color="#000000"/>
      <style:paragraph-properties fo:text-align="center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weight="bold" style:font-size-asian="18pt" style:font-weight-asian="bold" style:font-size-complex="18pt" style:font-weight-complex="bold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4pt" style:font-size-asian="18pt" style:font-size-complex="18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9.767cm" svg:y1="3.646cm" svg:x2="9.779cm" svg:y2="2.54cm" draw:start-shape="id1" draw:start-glue-point="12" draw:end-shape="id2" draw:end-glue-point="2" svg:d="M9767 3646l12-1106" svg:viewBox="0 0 13 1107">
          <text:p/>
        </draw:connector>
        <draw:custom-shape draw:style-name="gr2" draw:text-style-name="P3" xml:id="id2" draw:id="id2" draw:layer="layout" svg:width="6.858cm" svg:height="1.651cm" svg:x="6.35cm" svg:y="0.889cm">
          <text:p text:style-name="P2"><text:span text:style-name="T1">Top claim:</text:span><text:span text:style-name="T1"><text:line-break/></text:span><text:span text:style-name="T2">System is adequately secure against moderate threat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767cm" svg:y1="3.646cm" svg:x2="14.016cm" svg:y2="2.803cm" draw:start-shape="id1" draw:start-glue-point="12" draw:end-shape="id3" draw:end-glue-point="3" svg:d="M9767 3646l4249-843" svg:viewBox="0 0 4250 844">
          <text:p/>
        </draw:connector>
        <draw:polyline draw:style-name="gr4" draw:text-style-name="P5" xml:id="id3" draw:id="id3" draw:layer="layout" svg:width="2.539cm" svg:height="1.904cm" svg:x="14.016cm" svg:y="1.851cm" svg:viewBox="0 0 2540 1905" draw:points="2540,0 0,0 0,1905 2540,1905">
          <text:p text:style-name="P4"><text:span text:style-name="T3">Process organization:</text:span><text:span text:style-name="T3"><text:line-break/></text:span><text:span text:style-name="T4">Organized by</text:span><text:span text:style-name="T4"><text:line-break/></text:span><text:span text:style-name="T4">lifecycle processes</text:span></text:p>
        </draw:polyline>
        <draw:custom-shape draw:style-name="gr5" draw:text-style-name="P7" xml:id="id4" draw:id="id4" draw:layer="layout" svg:width="4.48cm" svg:height="2.946cm" svg:x="2.567cm" svg:y="4.801cm">
          <text:p text:style-name="P6"><text:span text:style-name="T5">Technical:</text:span><text:span text:style-name="T5"><text:line-break/></text:span><text:span text:style-name="T6">Technical lifecycle processes implement security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.807cm" svg:y1="4.801cm" svg:x2="9.767cm" svg:y2="3.646cm" draw:start-shape="id4" draw:start-glue-point="0" draw:end-shape="id1" draw:end-glue-point="12" svg:d="M4807 4801l4960-1155" svg:viewBox="0 0 4961 1156">
          <text:p/>
        </draw:connector>
        <draw:connector draw:style-name="gr3" draw:text-style-name="P1" draw:layer="layout" draw:type="line" svg:x1="10.722cm" svg:y1="4.827cm" svg:x2="9.767cm" svg:y2="3.646cm" draw:start-shape="id5" draw:start-glue-point="0" draw:end-shape="id1" draw:end-glue-point="12" svg:d="M10722 4827l-955-1181" svg:viewBox="0 0 956 1182">
          <text:p/>
        </draw:connector>
        <draw:connector draw:style-name="gr3" draw:text-style-name="P1" draw:layer="layout" draw:type="line" svg:x1="16.906cm" svg:y1="4.827cm" svg:x2="9.575cm" svg:y2="3.647cm" draw:start-shape="id6" draw:start-glue-point="0" draw:end-shape="id1" draw:end-glue-point="6" svg:d="M16906 4827l-7331-1180" svg:viewBox="0 0 7332 1181">
          <text:p/>
        </draw:connector>
        <draw:custom-shape draw:style-name="gr6" draw:text-style-name="P8" draw:layer="layout" svg:width="4.191cm" svg:height="2.032cm" svg:x="0.889cm" svg:y="0.762cm">
          <text:p text:style-name="P8"><text:span text:style-name="T7">Top Level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g xml:id="id8" draw:id="id8">
          <draw:custom-shape draw:style-name="gr7" draw:text-style-name="P7" draw:layer="layout" svg:width="5.139cm" svg:height="2.667cm" svg:x="1.932cm" svg:y="8.721cm">
            <text:p text:style-name="P6"><text:span text:style-name="T5">Security in Requirements [Requirements]:</text:span><text:span text:style-name="T6"><text:line-break/></text:span><text:span text:style-name="T6">Security requirements identified and met by functionality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5.554cm" svg:height="2.671cm" draw:transform="skewX (0.0010471975511966) rotate (0.00122173047639603) translate (1.712cm 8.7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7" xml:id="id5" draw:id="id5" draw:layer="layout" svg:width="5.304cm" svg:height="2.917cm" svg:x="8.07cm" svg:y="4.827cm">
            <text:p text:style-name="P6"><text:span text:style-name="T5">Non-Technical Processes [Non-Technical]:</text:span><text:span text:style-name="T5"><text:line-break/></text:span><text:span text:style-name="T6">Non-Technical lifecycle processes implement secur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5.834cm" svg:height="2.927cm" draw:transform="skewX (0.00174532925199433) rotate (0.00122173047639603) translate (7.805cm 4.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7" draw:layer="layout" svg:width="5.08cm" svg:height="2.921cm" svg:x="14.382cm" svg:y="4.826cm">
          <text:p text:style-name="P6"><text:span text:style-name="T5">Security Certifications &amp; Controls [C and C]:</text:span><text:span text:style-name="T8"> </text:span><text:span text:style-name="T6">Certifications &amp; Controls provide confidence in operating res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6" draw:id="id6" draw:layer="layout" svg:width="5.557cm" svg:height="2.924cm" draw:transform="skewX (0.00139626340159546) rotate (0.00122173047639603) translate (14.128cm 4.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9" draw:id="id9">
          <draw:custom-shape draw:style-name="gr13" draw:text-style-name="P7" draw:layer="layout" svg:width="5.751cm" svg:height="2.276cm" svg:x="2.231cm" svg:y="12.07cm">
            <text:p text:style-name="P6"><text:span text:style-name="T5">Security in Design [Design]:</text:span><text:span text:style-name="T8"> Design has security built 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6.203cm" svg:height="2.278cm" draw:transform="skewX (0.00139626340159546) rotate (0.00122173047639603) translate (2.005cm 12.0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0" draw:id="id10">
          <draw:custom-shape draw:style-name="gr15" draw:text-style-name="P7" draw:layer="layout" svg:width="5.08cm" svg:height="2.667cm" svg:x="3.81cm" svg:y="15.117cm">
            <text:p text:style-name="P6"><text:span text:style-name="T5">Security in Implementation [Implementation]:</text:span><text:span text:style-name="T8"> Implementation process maintains security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5.588cm" svg:height="2.668cm" draw:transform="skewX (0.00139626340159546) rotate (0.00122173047639603) translate (3.556cm 15.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1" draw:id="id11">
          <draw:custom-shape draw:style-name="gr17" draw:text-style-name="P7" draw:layer="layout" svg:width="5.08cm" svg:height="2.54cm" svg:x="11.106cm" svg:y="15.117cm">
            <text:p text:style-name="P6"><text:span text:style-name="T5">Security in Integration &amp; Verification [I&amp;V]:</text:span><text:span text:style-name="T8"> Integration &amp; verification confirm security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5.588cm" svg:height="2.54cm" draw:transform="skewX (0.00139626340159546) rotate (0.00122173047639603) translate (10.852cm 15.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2" draw:id="id12">
          <draw:custom-shape draw:style-name="gr19" draw:text-style-name="P7" draw:layer="layout" svg:width="5.08cm" svg:height="2.413cm" svg:x="12.574cm" svg:y="11.942cm">
            <text:p text:style-name="P6"><text:span text:style-name="T5">Security in Transition &amp; Operation <text:s/>[Deployment]:</text:span><text:span text:style-name="T8"> Deployment maintains security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5.588cm" svg:height="2.413cm" draw:transform="skewX (0.00139626340159546) rotate (0.00122173047639603) translate (12.319cm 11.9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3" draw:id="id13">
          <draw:custom-shape draw:style-name="gr21" draw:text-style-name="P7" draw:layer="layout" svg:width="5.08cm" svg:height="2.413cm" svg:x="13.208cm" svg:y="8.894cm">
            <text:p text:style-name="P6"><text:span text:style-name="T5">Security in Maintenance [Maintenance]:</text:span><text:span text:style-name="T8"> Maintenance process maintains security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5.588cm" svg:height="2.413cm" draw:transform="skewX (0.00139626340159546) rotate (0.00122173047639603) translate (12.954cm 8.8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9" xml:id="id7" draw:id="id7" draw:layer="layout" svg:width="0.381cm" svg:height="0.381cm" svg:x="9.375cm" svg:y="8.356cm">
          <draw:glue-point draw:id="12" svg:x="0.078cm" svg:y="0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9.567cm" svg:y1="8.546cm" svg:x2="4.807cm" svg:y2="7.747cm" draw:start-shape="id7" draw:start-glue-point="12" draw:end-shape="id4" draw:end-glue-point="2" svg:d="M9567 8546l-4760-799" svg:viewBox="0 0 4761 800">
          <text:p/>
        </draw:connector>
        <draw:connector draw:style-name="gr3" draw:text-style-name="P1" draw:layer="layout" draw:type="line" svg:x1="7.266cm" svg:y1="10.056cm" svg:x2="9.567cm" svg:y2="8.546cm" draw:start-shape="id8" draw:start-glue-point="1" draw:end-shape="id7" draw:end-glue-point="12" svg:d="M7266 10056l2301-1510" svg:viewBox="0 0 2302 1511">
          <text:p/>
        </draw:connector>
        <draw:connector draw:style-name="gr3" draw:text-style-name="P1" draw:layer="layout" draw:type="line" svg:x1="8.208cm" svg:y1="13.208cm" svg:x2="9.568cm" svg:y2="8.546cm" draw:start-shape="id9" draw:start-glue-point="1" svg:d="M8208 13208l1360-4662" svg:viewBox="0 0 1361 4663">
          <text:p/>
        </draw:connector>
        <draw:connector draw:style-name="gr3" draw:text-style-name="P1" draw:layer="layout" draw:type="line" svg:x1="9.144cm" svg:y1="16.45cm" svg:x2="9.568cm" svg:y2="8.546cm" draw:start-shape="id10" draw:start-glue-point="1" svg:d="M9144 16450l424-7904" svg:viewBox="0 0 425 7905">
          <text:p/>
        </draw:connector>
        <draw:connector draw:style-name="gr3" draw:text-style-name="P1" draw:layer="layout" draw:type="line" svg:x1="10.851cm" svg:y1="16.386cm" svg:x2="9.568cm" svg:y2="8.546cm" draw:start-shape="id11" draw:start-glue-point="3" svg:d="M10851 16386l-1283-7840" svg:viewBox="0 0 1284 7841">
          <text:p/>
        </draw:connector>
        <draw:connector draw:style-name="gr3" draw:text-style-name="P1" xml:id="id14" draw:id="id14" draw:layer="layout" draw:type="line" svg:x1="12.319cm" svg:y1="13.148cm" svg:x2="9.569cm" svg:y2="8.546cm" draw:start-shape="id12" draw:start-glue-point="3" svg:d="M12319 13148l-2750-4602" svg:viewBox="0 0 2751 4603">
          <text:p/>
        </draw:connector>
        <draw:connector draw:style-name="gr3" draw:text-style-name="P1" draw:layer="layout" draw:type="line" svg:x1="12.954cm" svg:y1="10.1cm" svg:x2="9.569cm" svg:y2="8.546cm" draw:start-shape="id13" draw:start-glue-point="3" draw:end-shape="id14" draw:end-glue-point="3" svg:d="M12954 10100l-3385-1554" svg:viewBox="0 0 3386 1555">
          <text:p/>
        </draw:connector>
        <draw:custom-shape draw:style-name="gr22" draw:text-style-name="P9" xml:id="id1" draw:id="id1" draw:layer="layout" svg:width="0.381cm" svg:height="0.381cm" svg:x="9.575cm" svg:y="3.456cm">
          <draw:glue-point draw:id="12" svg:x="0.078cm" svg:y="0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" svg:font-family="'Arial Unicode M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PingFang SC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PingFang SC1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cm" fo:padding-right="0cm" fo:wrap-option="wrap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10-27T12:47:30.936238771</dc:date>
    <meta:editing-duration>P2DT8H36M20S</meta:editing-duration>
    <meta:editing-cycles>68</meta:editing-cycles>
    <meta:generator>LibreOffice/6.4.6.2$MacOSX_X86_64 LibreOffice_project/0ce51a4fd21bff07a5c061082cc82c5ed232f115</meta:generator>
    <meta:document-statistic meta:object-count="41"/>
  </office:meta>
</office:document-meta>
</file>